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45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9.95pt" svg:height="211.58pt" svg:x="936.06pt" svg:y="227.37pt">
            <loext:p draw:notify-on-update-of-ranges="Sheet1.P4:Sheet1.P7 Sheet1.L4:Sheet1.L4 Sheet1.N4:Sheet1.N7 Sheet1.P8:Sheet1.P9 Sheet1.L8:Sheet1.L8 Sheet1.N8:Sheet1.N9 Sheet1.P10:Sheet1.P11 Sheet1.L10:Sheet1.L10 Sheet1.N10:Sheet1.N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Computation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Kernel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_kern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v 160x120x3x3x4</text:p>
          </table:table-cell>
          <table:table-cell office:value-type="float" office:value="13.8814" calcext:value-type="float">
            <text:p>13.8814</text:p>
          </table:table-cell>
          <table:table-cell office:value-type="string" calcext:value-type="string">
            <text:p>[13.4618ms .. 14.3362ms]</text:p>
          </table:table-cell>
          <table:table-cell table:formula="of:=3*3*3*4" office:value-type="float" office:value="108" calcext:value-type="float">
            <text:p>108</text:p>
          </table:table-cell>
          <table:table-cell table:formula="of:=160*120" office:value-type="float" office:value="19200" calcext:value-type="float">
            <text:p>19200</text:p>
          </table:table-cell>
          <table:table-cell table:formula="of:=[.D3]*[.E3]" office:value-type="float" office:value="2073600" calcext:value-type="float">
            <text:p>2073600</text:p>
          </table:table-cell>
          <table:table-cell table:formula="of:=[.B3]/[.E3]" office:value-type="float" office:value="0.000722989583333333" calcext:value-type="float">
            <text:p>0.0007229896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string" calcext:value-type="string">
            <text:p>20x15</text:p>
          </table:table-cell>
          <table:table-cell table:formula="of:=[.D9]" office:value-type="float" office:value="3456" calcext:value-type="float">
            <text:p>3456</text:p>
          </table:table-cell>
          <table:table-cell table:formula="of:=[.B9]" office:value-type="float" office:value="1.84242" calcext:value-type="float">
            <text:p>1.84242</text:p>
          </table:table-cell>
          <table:table-cell table:formula="of:=[.G9]" office:value-type="float" office:value="0.0061414" calcext:value-type="float">
            <text:p>0.0061414</text:p>
          </table:table-cell>
          <table:table-cell table:formula="of:=[.F9]" office:value-type="float" office:value="1036800" calcext:value-type="float">
            <text:p>1036800</text:p>
          </table:table-cell>
        </table:table-row>
        <table:table-row table:style-name="ro1">
          <table:table-cell office:value-type="string" calcext:value-type="string">
            <text:p>conv 80x60x3x3x8</text:p>
          </table:table-cell>
          <table:table-cell office:value-type="float" office:value="5.54765" calcext:value-type="float">
            <text:p>5.54765</text:p>
          </table:table-cell>
          <table:table-cell office:value-type="string" calcext:value-type="string">
            <text:p>[5.00929ms .. 6.16113ms]</text:p>
          </table:table-cell>
          <table:table-cell table:formula="of:=4*3*3*8" office:value-type="float" office:value="288" calcext:value-type="float">
            <text:p>288</text:p>
          </table:table-cell>
          <table:table-cell table:formula="of:=80*60" office:value-type="float" office:value="4800" calcext:value-type="float">
            <text:p>4800</text:p>
          </table:table-cell>
          <table:table-cell table:formula="of:=[.D5]*[.E5]" office:value-type="float" office:value="1382400" calcext:value-type="float">
            <text:p>1382400</text:p>
          </table:table-cell>
          <table:table-cell table:formula="of:=[.B5]/[.E5]" office:value-type="float" office:value="0.00115576041666667" calcext:value-type="float">
            <text:p>0.0011557604</text:p>
          </table:table-cell>
          <table:table-cell table:number-columns-repeated="5"/>
          <table:table-cell table:formula="of:=[.D23]" office:value-type="float" office:value="6912" calcext:value-type="float">
            <text:p>6912</text:p>
          </table:table-cell>
          <table:table-cell table:formula="of:=[.B23]" office:value-type="float" office:value="2.97308" calcext:value-type="float">
            <text:p>2.97308</text:p>
          </table:table-cell>
          <table:table-cell table:formula="of:=[.G23]" office:value-type="float" office:value="0.00991026666666667" calcext:value-type="float">
            <text:p>0.0099102667</text:p>
          </table:table-cell>
          <table:table-cell table:formula="of:=[.F23]" office:value-type="float" office:value="2073600" calcext:value-type="float">
            <text:p>2073600</text:p>
          </table:table-cell>
        </table:table-row>
        <table:table-row table:style-name="ro1">
          <table:table-cell table:number-columns-repeated="12"/>
          <table:table-cell table:formula="of:=[.D24]" office:value-type="float" office:value="18432" calcext:value-type="float">
            <text:p>18432</text:p>
          </table:table-cell>
          <table:table-cell table:formula="of:=[.B24]" office:value-type="float" office:value="5.10762" calcext:value-type="float">
            <text:p>5.10762</text:p>
          </table:table-cell>
          <table:table-cell table:formula="of:=[.G24]" office:value-type="float" office:value="0.0170254" calcext:value-type="float">
            <text:p>0.0170254</text:p>
          </table:table-cell>
          <table:table-cell table:formula="of:=[.F24]" office:value-type="float" office:value="5529600" calcext:value-type="float">
            <text:p>5529600</text:p>
          </table:table-cell>
        </table:table-row>
        <table:table-row table:style-name="ro1">
          <table:table-cell office:value-type="string" calcext:value-type="string">
            <text:p>conv 40x30x3x3x16</text:p>
          </table:table-cell>
          <table:table-cell office:value-type="float" office:value="3.347" calcext:value-type="float">
            <text:p>3.347</text:p>
          </table:table-cell>
          <table:table-cell office:value-type="string" calcext:value-type="string">
            <text:p>[3.11758ms .. 3.68788ms]</text:p>
          </table:table-cell>
          <table:table-cell table:formula="of:=3*3*16*8" office:value-type="float" office:value="1152" calcext:value-type="float">
            <text:p>1152</text:p>
          </table:table-cell>
          <table:table-cell table:formula="of:=40*30" office:value-type="float" office:value="1200" calcext:value-type="float">
            <text:p>1200</text:p>
          </table:table-cell>
          <table:table-cell table:formula="of:=[.D7]*[.E7]" office:value-type="float" office:value="1382400" calcext:value-type="float">
            <text:p>1382400</text:p>
          </table:table-cell>
          <table:table-cell table:formula="of:=[.B7]/[.E7]" office:value-type="float" office:value="0.00278916666666667" calcext:value-type="float">
            <text:p>0.0027891667</text:p>
          </table:table-cell>
          <table:table-cell table:number-columns-repeated="5"/>
          <table:table-cell table:formula="of:=[.D25]" office:value-type="float" office:value="1024" calcext:value-type="float">
            <text:p>1024</text:p>
          </table:table-cell>
          <table:table-cell table:formula="of:=[.B25]" office:value-type="float" office:value="1.08026" calcext:value-type="float">
            <text:p>1.08026</text:p>
          </table:table-cell>
          <table:table-cell table:formula="of:=[.G25]" office:value-type="float" office:value="0.00360086666666667" calcext:value-type="float">
            <text:p>0.0036008667</text:p>
          </table:table-cell>
          <table:table-cell table:formula="of:=[.F25]" office:value-type="float" office:value="307200" calcext:value-type="float">
            <text:p>3072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160x120</text:p>
          </table:table-cell>
          <table:table-cell table:formula="of:=[.D3]" office:value-type="float" office:value="108" calcext:value-type="float">
            <text:p>108</text:p>
          </table:table-cell>
          <table:table-cell table:formula="of:=[.B3]" office:value-type="float" office:value="13.8814" calcext:value-type="float">
            <text:p>13.8814</text:p>
          </table:table-cell>
          <table:table-cell table:formula="of:=[.G3]" office:value-type="float" office:value="0.000722989583333333" calcext:value-type="float">
            <text:p>0.0007229896</text:p>
          </table:table-cell>
          <table:table-cell table:formula="of:=[.F3]" office:value-type="float" office:value="2073600" calcext:value-type="float">
            <text:p>2073600</text:p>
          </table:table-cell>
        </table:table-row>
        <table:table-row table:style-name="ro1">
          <table:table-cell office:value-type="string" calcext:value-type="string">
            <text:p>conv 20x15x3x3x24</text:p>
          </table:table-cell>
          <table:table-cell office:value-type="float" office:value="1.84242" calcext:value-type="float">
            <text:p>1.84242</text:p>
          </table:table-cell>
          <table:table-cell table:style-name="ce1" office:value-type="string" calcext:value-type="string">
            <text:p>[1.65275ms .. 1.98388ms]</text:p>
          </table:table-cell>
          <table:table-cell table:formula="of:=3*3*24*16" office:value-type="float" office:value="3456" calcext:value-type="float">
            <text:p>3456</text:p>
          </table:table-cell>
          <table:table-cell table:formula="of:=20*15" office:value-type="float" office:value="300" calcext:value-type="float">
            <text:p>300</text:p>
          </table:table-cell>
          <table:table-cell table:formula="of:=[.D9]*[.E9]" office:value-type="float" office:value="1036800" calcext:value-type="float">
            <text:p>1036800</text:p>
          </table:table-cell>
          <table:table-cell table:formula="of:=[.B9]/[.E9]" office:value-type="float" office:value="0.0061414" calcext:value-type="float">
            <text:p>0.0061414</text:p>
          </table:table-cell>
          <table:table-cell table:number-columns-repeated="5"/>
          <table:table-cell table:formula="of:=[.D17]" office:value-type="float" office:value="288" calcext:value-type="float">
            <text:p>288</text:p>
          </table:table-cell>
          <table:table-cell table:formula="of:=[.B17]" office:value-type="float" office:value="22.2279" calcext:value-type="float">
            <text:p>22.2279</text:p>
          </table:table-cell>
          <table:table-cell table:formula="of:=[.G17]" office:value-type="float" office:value="0.001157703125" calcext:value-type="float">
            <text:p>0.0011577031</text:p>
          </table:table-cell>
          <table:table-cell table:formula="of:=[.F17]" office:value-type="float" office:value="5529600" calcext:value-type="float">
            <text:p>55296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80x60</text:p>
          </table:table-cell>
          <table:table-cell table:formula="of:=[.D5]" office:value-type="float" office:value="288" calcext:value-type="float">
            <text:p>288</text:p>
          </table:table-cell>
          <table:table-cell table:formula="of:=[.B5]" office:value-type="float" office:value="5.54765" calcext:value-type="float">
            <text:p>5.54765</text:p>
          </table:table-cell>
          <table:table-cell table:formula="of:=[.G5]" office:value-type="float" office:value="0.00115576041666667" calcext:value-type="float">
            <text:p>0.0011557604</text:p>
          </table:table-cell>
          <table:table-cell table:formula="of:=[.F5]" office:value-type="float" office:value="1382400" calcext:value-type="float">
            <text:p>1382400</text:p>
          </table:table-cell>
        </table:table-row>
        <table:table-row table:style-name="ro1">
          <table:table-cell office:value-type="string" calcext:value-type="string">
            <text:p>conv 10x8x3x3x32</text:p>
          </table:table-cell>
          <table:table-cell office:value-type="float" office:value="1.12029" calcext:value-type="float">
            <text:p>1.12029</text:p>
          </table:table-cell>
          <table:table-cell office:value-type="string" calcext:value-type="string">
            <text:p>[1.01854ms .. 1.41767ms]</text:p>
          </table:table-cell>
          <table:table-cell table:formula="of:=3*3*32*24" office:value-type="float" office:value="6912" calcext:value-type="float">
            <text:p>6912</text:p>
          </table:table-cell>
          <table:table-cell table:formula="of:=10*8" office:value-type="float" office:value="80" calcext:value-type="float">
            <text:p>80</text:p>
          </table:table-cell>
          <table:table-cell table:formula="of:=[.D11]*[.E11]" office:value-type="float" office:value="552960" calcext:value-type="float">
            <text:p>552960</text:p>
          </table:table-cell>
          <table:table-cell table:formula="of:=[.B11]/[.E11]" office:value-type="float" office:value="0.014003625" calcext:value-type="float">
            <text:p>0.014003625</text:p>
          </table:table-cell>
          <table:table-cell table:number-columns-repeated="5"/>
          <table:table-cell table:formula="of:=[.D19]" office:value-type="float" office:value="1152" calcext:value-type="float">
            <text:p>1152</text:p>
          </table:table-cell>
          <table:table-cell table:formula="of:=[.B19]" office:value-type="float" office:value="12.5409" calcext:value-type="float">
            <text:p>12.5409</text:p>
          </table:table-cell>
          <table:table-cell table:formula="of:=[.G19]" office:value-type="float" office:value="0.0026126875" calcext:value-type="float">
            <text:p>0.0026126875</text:p>
          </table:table-cell>
          <table:table-cell table:formula="of:=[.F19]" office:value-type="float" office:value="5529600" calcext:value-type="float">
            <text:p>5529600</text:p>
          </table:table-cell>
        </table:table-row>
        <table:table-row table:style-name="ro1">
          <table:table-cell office:value-type="string" calcext:value-type="string">
            <text:p>conv 10x8x3x3x64</text:p>
          </table:table-cell>
          <table:table-cell office:value-type="float" office:value="0.509879" calcext:value-type="float">
            <text:p>0.509879</text:p>
          </table:table-cell>
          <table:table-cell office:value-type="string" calcext:value-type="string">
            <text:p>[460.5us .. 686.333us]</text:p>
          </table:table-cell>
          <table:table-cell table:formula="of:=3*3*64*32" office:value-type="float" office:value="18432" calcext:value-type="float">
            <text:p>18432</text:p>
          </table:table-cell>
          <table:table-cell table:formula="of:=10*8" office:value-type="float" office:value="80" calcext:value-type="float">
            <text:p>80</text:p>
          </table:table-cell>
          <table:table-cell table:formula="of:=[.D12]*[.E12]" office:value-type="float" office:value="1474560" calcext:value-type="float">
            <text:p>1474560</text:p>
          </table:table-cell>
          <table:table-cell table:formula="of:=[.B12]/[.E12]" office:value-type="float" office:value="0.0063734875" calcext:value-type="float">
            <text:p>0.0063734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v 10x8x1x1x16</text:p>
          </table:table-cell>
          <table:table-cell office:value-type="float" office:value="0.716579" calcext:value-type="float">
            <text:p>0.716579</text:p>
          </table:table-cell>
          <table:table-cell office:value-type="string" calcext:value-type="string">
            <text:p>[650.333us .. 793.208us]</text:p>
          </table:table-cell>
          <table:table-cell table:formula="of:=1*1*16*64" office:value-type="float" office:value="1024" calcext:value-type="float">
            <text:p>1024</text:p>
          </table:table-cell>
          <table:table-cell table:formula="of:=10*8" office:value-type="float" office:value="80" calcext:value-type="float">
            <text:p>80</text:p>
          </table:table-cell>
          <table:table-cell table:formula="of:=[.D13]*[.E13]" office:value-type="float" office:value="81920" calcext:value-type="float">
            <text:p>81920</text:p>
          </table:table-cell>
          <table:table-cell table:formula="of:=[.B13]/[.E13]" office:value-type="float" office:value="0.0089572375" calcext:value-type="float">
            <text:p>0.008957237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nv 320x240x3x3x4</text:p>
          </table:table-cell>
          <table:table-cell office:value-type="float" office:value="55.6881" calcext:value-type="float">
            <text:p>55.6881</text:p>
          </table:table-cell>
          <table:table-cell office:value-type="string" calcext:value-type="string">
            <text:p>[53.5085ms .. 58.4801ms] </text:p>
          </table:table-cell>
          <table:table-cell table:formula="of:=3*3*3*4" office:value-type="float" office:value="108" calcext:value-type="float">
            <text:p>108</text:p>
          </table:table-cell>
          <table:table-cell table:formula="of:=320*240" office:value-type="float" office:value="76800" calcext:value-type="float">
            <text:p>76800</text:p>
          </table:table-cell>
          <table:table-cell table:formula="of:=[.D15]*[.E15]" office:value-type="float" office:value="8294400" calcext:value-type="float">
            <text:p>8294400</text:p>
          </table:table-cell>
          <table:table-cell table:formula="of:=[.B15]/[.E15]" office:value-type="float" office:value="0.00072510546875" calcext:value-type="float">
            <text:p>0.000725105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nv 160x120x3x3x8</text:p>
          </table:table-cell>
          <table:table-cell office:value-type="float" office:value="22.2279" calcext:value-type="float">
            <text:p>22.2279</text:p>
          </table:table-cell>
          <table:table-cell table:style-name="ce1" office:value-type="string" calcext:value-type="string">
            <text:p>[21.1117ms .. 23.1388ms] </text:p>
          </table:table-cell>
          <table:table-cell table:formula="of:=3*3*8*4" office:value-type="float" office:value="288" calcext:value-type="float">
            <text:p>288</text:p>
          </table:table-cell>
          <table:table-cell table:formula="of:=160*120" office:value-type="float" office:value="19200" calcext:value-type="float">
            <text:p>19200</text:p>
          </table:table-cell>
          <table:table-cell table:formula="of:=[.D17]*[.E17]" office:value-type="float" office:value="5529600" calcext:value-type="float">
            <text:p>5529600</text:p>
          </table:table-cell>
          <table:table-cell table:formula="of:=[.B17]/[.E17]" office:value-type="float" office:value="0.001157703125" calcext:value-type="float">
            <text:p>0.0011577031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nv 80x60x3x3x16</text:p>
          </table:table-cell>
          <table:table-cell office:value-type="float" office:value="12.5409" calcext:value-type="float">
            <text:p>12.5409</text:p>
          </table:table-cell>
          <table:table-cell office:value-type="string" calcext:value-type="string">
            <text:p>[11.5653ms .. 13.5858ms] </text:p>
          </table:table-cell>
          <table:table-cell table:formula="of:=3*3*16*8" office:value-type="float" office:value="1152" calcext:value-type="float">
            <text:p>1152</text:p>
          </table:table-cell>
          <table:table-cell table:formula="of:=80*60" office:value-type="float" office:value="4800" calcext:value-type="float">
            <text:p>4800</text:p>
          </table:table-cell>
          <table:table-cell table:formula="of:=[.D19]*[.E19]" office:value-type="float" office:value="5529600" calcext:value-type="float">
            <text:p>5529600</text:p>
          </table:table-cell>
          <table:table-cell table:formula="of:=[.B19]/[.E19]" office:value-type="float" office:value="0.0026126875" calcext:value-type="float">
            <text:p>0.002612687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nv 40x30x3x3x24</text:p>
          </table:table-cell>
          <table:table-cell office:value-type="float" office:value="6.829" calcext:value-type="float">
            <text:p>6.829</text:p>
          </table:table-cell>
          <table:table-cell table:style-name="ce1" office:value-type="string" calcext:value-type="string">
            <text:p>[6.26075ms .. 7.63875ms]</text:p>
          </table:table-cell>
          <table:table-cell table:formula="of:=3*3*24*16" office:value-type="float" office:value="3456" calcext:value-type="float">
            <text:p>3456</text:p>
          </table:table-cell>
          <table:table-cell table:formula="of:=40*30" office:value-type="float" office:value="1200" calcext:value-type="float">
            <text:p>1200</text:p>
          </table:table-cell>
          <table:table-cell table:formula="of:=[.D21]*[.E21]" office:value-type="float" office:value="4147200" calcext:value-type="float">
            <text:p>4147200</text:p>
          </table:table-cell>
          <table:table-cell table:formula="of:=[.B21]/[.E21]" office:value-type="float" office:value="0.00569083333333333" calcext:value-type="float">
            <text:p>0.005690833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nv 20x15x3x3x32</text:p>
          </table:table-cell>
          <table:table-cell office:value-type="float" office:value="2.97308" calcext:value-type="float">
            <text:p>2.97308</text:p>
          </table:table-cell>
          <table:table-cell office:value-type="string" calcext:value-type="string">
            <text:p>[2.6155ms .. 3.29288ms] </text:p>
          </table:table-cell>
          <table:table-cell table:formula="of:=3*3*32*24" office:value-type="float" office:value="6912" calcext:value-type="float">
            <text:p>6912</text:p>
          </table:table-cell>
          <table:table-cell table:formula="of:=20*15" office:value-type="float" office:value="300" calcext:value-type="float">
            <text:p>300</text:p>
          </table:table-cell>
          <table:table-cell table:formula="of:=[.D23]*[.E23]" office:value-type="float" office:value="2073600" calcext:value-type="float">
            <text:p>2073600</text:p>
          </table:table-cell>
          <table:table-cell table:formula="of:=[.B23]/[.E23]" office:value-type="float" office:value="0.00991026666666667" calcext:value-type="float">
            <text:p>0.0099102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v 20x15x3x3x64</text:p>
          </table:table-cell>
          <table:table-cell office:value-type="float" office:value="5.10762" calcext:value-type="float">
            <text:p>5.10762</text:p>
          </table:table-cell>
          <table:table-cell office:value-type="string" calcext:value-type="string">
            <text:p>[4.68046ms .. 5.85392ms] </text:p>
          </table:table-cell>
          <table:table-cell table:formula="of:=3*3*64*32" office:value-type="float" office:value="18432" calcext:value-type="float">
            <text:p>18432</text:p>
          </table:table-cell>
          <table:table-cell table:formula="of:=20*15" office:value-type="float" office:value="300" calcext:value-type="float">
            <text:p>300</text:p>
          </table:table-cell>
          <table:table-cell table:formula="of:=[.D24]*[.E24]" office:value-type="float" office:value="5529600" calcext:value-type="float">
            <text:p>5529600</text:p>
          </table:table-cell>
          <table:table-cell table:formula="of:=[.B24]/[.E24]" office:value-type="float" office:value="0.0170254" calcext:value-type="float">
            <text:p>0.0170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v 20x15x1x1x16</text:p>
          </table:table-cell>
          <table:table-cell office:value-type="float" office:value="1.08026" calcext:value-type="float">
            <text:p>1.08026</text:p>
          </table:table-cell>
          <table:table-cell office:value-type="string" calcext:value-type="string">
            <text:p>[1.01342ms .. 1.21571ms]</text:p>
          </table:table-cell>
          <table:table-cell table:formula="of:=1*1*16*64" office:value-type="float" office:value="1024" calcext:value-type="float">
            <text:p>1024</text:p>
          </table:table-cell>
          <table:table-cell table:formula="of:=20*15" office:value-type="float" office:value="300" calcext:value-type="float">
            <text:p>300</text:p>
          </table:table-cell>
          <table:table-cell table:formula="of:=[.D25]*[.E25]" office:value-type="float" office:value="307200" calcext:value-type="float">
            <text:p>307200</text:p>
          </table:table-cell>
          <table:table-cell table:formula="of:=[.B25]/[.E25]" office:value-type="float" office:value="0.00360086666666667" calcext:value-type="float">
            <text:p>0.0036008667</text:p>
          </table:table-cell>
          <table:table-cell table:number-columns-repeated="9"/>
        </table:table-row>
        <table:table-row table:style-name="ro2" table:number-rows-repeated="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13:56:49.249917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6:49:27.084089682</meta:creation-date>
    <meta:generator>LibreOffice/5.1.6.2$Linux_X86_64 LibreOffice_project/10m0$Build-2</meta:generator>
    <dc:date>2018-11-18T13:57:11.390287378</dc:date>
    <meta:editing-duration>PT32M8S</meta:editing-duration>
    <meta:editing-cycles>5</meta:editing-cycles>
    <meta:document-statistic meta:table-count="1" meta:cell-count="140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63cm" svg:height="7.465cm" xlink:href=".." xlink:type="simple" chart:class="chart:scatter" chart:style-name="ch1">
        <chart:legend chart:legend-position="end" svg:x="11.823cm" svg:y="2.935cm" style:legend-expansion="high" chart:style-name="ch2"/>
        <chart:plot-area chart:style-name="ch3" table:cell-range-address="Sheet1.P4:Sheet1.P7 Sheet1.L4:Sheet1.L4 Sheet1.N4:Sheet1.N11 Sheet1.L8:Sheet1.L8 Sheet1.L10:Sheet1.L10" chart:data-source-has-labels="row" svg:x="1.3cm" svg:y="0.149cm" svg:width="10.234cm" svg:height="6.186cm">
          <chartooo:coordinate-region svg:x="1.921cm" svg:y="0.348cm" svg:width="8.963cm" svg:height="5.34cm"/>
          <chart:axis chart:dimension="x" chart:name="primary-x" chart:style-name="ch4">
            <chart:title svg:x="5.91cm" svg:y="6.484cm" chart:style-name="ch5">
              <text:p>n_ops</text:p>
            </chart:title>
          </chart:axis>
          <chart:axis chart:dimension="y" chart:name="primary-y" chart:style-name="ch4">
            <chart:title svg:x="0.451cm" svg:y="3.67cm" chart:style-name="ch6">
              <text:p>t [ms]</text:p>
            </chart:title>
            <chart:grid chart:style-name="ch7" chart:class="major"/>
          </chart:axis>
          <chart:series chart:style-name="ch8" chart:values-cell-range-address="Sheet1.N4:Sheet1.N7" chart:label-cell-address="Sheet1.L4:Sheet1.L4" chart:class="chart:scatter">
            <chart:domain table:cell-range-address="Sheet1.P4:Sheet1.P7"/>
            <chart:data-point chart:repeated="4"/>
          </chart:series>
          <chart:series chart:style-name="ch9" chart:values-cell-range-address="Sheet1.N8:Sheet1.N9" chart:label-cell-address="Sheet1.L8:Sheet1.L8" chart:class="chart:scatter">
            <chart:domain table:cell-range-address="Sheet1.P8:Sheet1.P9"/>
            <chart:data-point chart:repeated="2"/>
          </chart:series>
          <chart:series chart:style-name="ch10" chart:values-cell-range-address="Sheet1.N10:Sheet1.N11" chart:label-cell-address="Sheet1.L10:Sheet1.L10" chart:class="chart:scatter">
            <chart:domain table:cell-range-address="Sheet1.P10:Sheet1.P11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20x15</text:p>
                <draw:g>
                  <svg:desc>Sheet1.L4:Sheet1.L4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160x120</text:p>
                <draw:g>
                  <svg:desc>Sheet1.L8:Sheet1.L8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80x60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6800">
                <text:p>1036800</text:p>
                <draw:g>
                  <svg:desc>Sheet1.P4:Sheet1.P7</svg:desc>
                </draw:g>
              </table:table-cell>
              <table:table-cell office:value-type="float" office:value="1.84242">
                <text:p>1.84242</text:p>
                <draw:g>
                  <svg:desc>Sheet1.N4:Sheet1.N7</svg:desc>
                </draw:g>
              </table:table-cell>
              <table:table-cell office:value-type="float" office:value="2073600">
                <text:p>2073600</text:p>
                <draw:g>
                  <svg:desc>Sheet1.P8:Sheet1.P9</svg:desc>
                </draw:g>
              </table:table-cell>
              <table:table-cell office:value-type="float" office:value="13.8814">
                <text:p>13.8814</text:p>
                <draw:g>
                  <svg:desc>Sheet1.N8:Sheet1.N9</svg:desc>
                </draw:g>
              </table:table-cell>
              <table:table-cell office:value-type="float" office:value="1382400">
                <text:p>1382400</text:p>
                <draw:g>
                  <svg:desc>Sheet1.P10:Sheet1.P11</svg:desc>
                </draw:g>
              </table:table-cell>
              <table:table-cell office:value-type="float" office:value="5.54765">
                <text:p>5.54765</text:p>
                <draw:g>
                  <svg:desc>Sheet1.N10:Sheet1.N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3600">
                <text:p>2073600</text:p>
              </table:table-cell>
              <table:table-cell office:value-type="float" office:value="2.97308">
                <text:p>2.97308</text:p>
              </table:table-cell>
              <table:table-cell office:value-type="float" office:value="5529600">
                <text:p>5529600</text:p>
              </table:table-cell>
              <table:table-cell office:value-type="float" office:value="22.2279">
                <text:p>22.2279</text:p>
              </table:table-cell>
              <table:table-cell office:value-type="float" office:value="5529600">
                <text:p>5529600</text:p>
              </table:table-cell>
              <table:table-cell office:value-type="float" office:value="12.5409">
                <text:p>12.5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29600">
                <text:p>5529600</text:p>
              </table:table-cell>
              <table:table-cell office:value-type="float" office:value="5.10762">
                <text:p>5.10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7200">
                <text:p>307200</text:p>
              </table:table-cell>
              <table:table-cell office:value-type="float" office:value="1.08026">
                <text:p>1.0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